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 table:number-rows-repeated="650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5">2008.03.15</text:date>, <text:time>08:09:4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04-25T07:50:52</meta:creation-date>
    <dc:creator>AgentK</dc:creator>
    <dc:date>2008-03-15T08:09:44</dc:date>
    <meta:editing-cycles>221</meta:editing-cycles>
    <meta:editing-duration>PT21H19M39S</meta:editing-duration>
    <meta:user-defined meta:name="Info 1"/>
    <meta:user-defined meta:name="Info 2"/>
    <meta:user-defined meta:name="Info 3"/>
    <meta:user-defined meta:name="Info 4"/>
    <meta:document-statistic meta:table-count="15" meta:cell-count="9356"/>
  </office:meta>
</office:document-meta>
</file>